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1ad03" officeooo:paragraph-rsid="0011ad0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1ad03" officeooo:paragraph-rsid="0011ad0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02db" officeooo:paragraph-rsid="001302d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6e66" officeooo:paragraph-rsid="00146e6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48e48" officeooo:paragraph-rsid="001cb25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4e36" officeooo:paragraph-rsid="00164e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21c51" officeooo:paragraph-rsid="00221c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4404" officeooo:paragraph-rsid="0025440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69967" officeooo:paragraph-rsid="003c0a2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a6a3b" officeooo:paragraph-rsid="003a6a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c0a28" officeooo:paragraph-rsid="003c0a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d94c3" officeooo:paragraph-rsid="003d94c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52e167" officeooo:paragraph-rsid="005cf9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7afbee" officeooo:paragraph-rsid="007afb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ad03" officeooo:paragraph-rsid="0011ad0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2e167" officeooo:paragraph-rsid="0052e16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ee9eb" officeooo:paragraph-rsid="005ee9e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41cab8" officeooo:paragraph-rsid="0041ca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44ae89" officeooo:paragraph-rsid="0044ae8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71d81" officeooo:paragraph-rsid="00471d8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7c56e" officeooo:paragraph-rsid="0047c56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47c56e" officeooo:paragraph-rsid="004f7cd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88415" officeooo:paragraph-rsid="0048841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504a88" officeooo:paragraph-rsid="00504a8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52e167" officeooo:paragraph-rsid="0052e16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536688" officeooo:paragraph-rsid="0053668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5edb3" officeooo:paragraph-rsid="0055edb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7f3b6" officeooo:paragraph-rsid="0057f3b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5c31d3" officeooo:paragraph-rsid="005c31d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5ee9eb" officeooo:paragraph-rsid="005ee9e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611b2c" officeooo:paragraph-rsid="00611b2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66f621" officeooo:paragraph-rsid="0066f62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73574f" officeooo:paragraph-rsid="0073574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7501f7" officeooo:paragraph-rsid="007501f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760f9c" officeooo:paragraph-rsid="007c877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77d444" officeooo:paragraph-rsid="0077d44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79011b" officeooo:paragraph-rsid="0079011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79011b" officeooo:paragraph-rsid="007fe83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7e5735" officeooo:paragraph-rsid="007e573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77d444" officeooo:paragraph-rsid="0077d444"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officeooo:paragraph-rsid="00760f9c"/>
    </style:style>
    <style:style style:name="P42" style:family="paragraph" style:parent-style-name="Standard">
      <style:paragraph-properties fo:text-align="start" style:justify-single-word="false"/>
      <style:text-properties fo:color="#000000" style:font-name="Liberation Serif" fo:font-size="12pt" style:text-underline-style="none" fo:font-weight="normal" officeooo:rsid="00760f9c" officeooo:paragraph-rsid="00760f9c" fo:background-color="transparent" style:font-size-asian="12pt" style:font-weight-asian="normal" style:font-size-complex="12pt" style:font-weight-complex="normal"/>
    </style:style>
    <style:style style:name="T1" style:family="text">
      <style:text-properties style:text-position="sub 58%"/>
    </style:style>
    <style:style style:name="T2" style:family="text">
      <style:text-properties officeooo:rsid="0014fe0b"/>
    </style:style>
    <style:style style:name="T3" style:family="text">
      <style:text-properties officeooo:rsid="0016e54f"/>
    </style:style>
    <style:style style:name="T4" style:family="text">
      <style:text-properties officeooo:rsid="001c7d82"/>
    </style:style>
    <style:style style:name="T5" style:family="text">
      <style:text-properties officeooo:rsid="0022849f"/>
    </style:style>
    <style:style style:name="T6" style:family="text">
      <style:text-properties officeooo:rsid="002419b4"/>
    </style:style>
    <style:style style:name="T7" style:family="text">
      <style:text-properties officeooo:rsid="00272d52"/>
    </style:style>
    <style:style style:name="T8" style:family="text">
      <style:text-properties officeooo:rsid="003842bf"/>
    </style:style>
    <style:style style:name="T9" style:family="text">
      <style:text-properties officeooo:rsid="003d5787"/>
    </style:style>
    <style:style style:name="T10" style:family="text">
      <style:text-properties officeooo:rsid="003d6dbe"/>
    </style:style>
    <style:style style:name="T11" style:family="text">
      <style:text-properties officeooo:rsid="003f55b8"/>
    </style:style>
    <style:style style:name="T12" style:family="text">
      <style:text-properties officeooo:rsid="0044ae89"/>
    </style:style>
    <style:style style:name="T13" style:family="text">
      <style:text-properties officeooo:rsid="00465bf8"/>
    </style:style>
    <style:style style:name="T14" style:family="text">
      <style:text-properties officeooo:rsid="00494c23"/>
    </style:style>
    <style:style style:name="T15" style:family="text">
      <style:text-properties officeooo:rsid="004f7cd5"/>
    </style:style>
    <style:style style:name="T16" style:family="text">
      <style:text-properties officeooo:rsid="0052e167"/>
    </style:style>
    <style:style style:name="T17" style:family="text">
      <style:text-properties officeooo:rsid="0057cbf9"/>
    </style:style>
    <style:style style:name="T18" style:family="text">
      <style:text-properties officeooo:rsid="0058d419"/>
    </style:style>
    <style:style style:name="T19" style:family="text">
      <style:text-properties officeooo:rsid="005cf93a"/>
    </style:style>
    <style:style style:name="T20" style:family="text">
      <style:text-properties officeooo:rsid="0060126f"/>
    </style:style>
    <style:style style:name="T21" style:family="text">
      <style:text-properties officeooo:rsid="0063f28f"/>
    </style:style>
    <style:style style:name="T22" style:family="text">
      <style:text-properties officeooo:rsid="00640b78"/>
    </style:style>
    <style:style style:name="T23" style:family="text">
      <style:text-properties officeooo:rsid="00671dfa"/>
    </style:style>
    <style:style style:name="T24" style:family="text">
      <style:text-properties officeooo:rsid="00700a21"/>
    </style:style>
    <style:style style:name="T25" style:family="text">
      <style:text-properties officeooo:rsid="0070ba44"/>
    </style:style>
    <style:style style:name="T26" style:family="text">
      <style:text-properties officeooo:rsid="00712c32"/>
    </style:style>
    <style:style style:name="T27" style:family="text">
      <style:text-properties officeooo:rsid="00743646"/>
    </style:style>
    <style:style style:name="T28" style:family="text">
      <style:text-properties officeooo:rsid="007501f7"/>
    </style:style>
    <style:style style:name="T29" style:family="text">
      <style:text-properties officeooo:rsid="0075b7a1"/>
    </style:style>
    <style:style style:name="T30" style:family="text">
      <style:text-properties fo:color="#000000" style:font-name="Liberation Serif" fo:font-size="12pt" style:text-underline-style="none" fo:font-weight="normal" officeooo:rsid="00760f9c" fo:background-color="transparent" loext:char-shading-value="0" style:font-size-asian="12pt" style:font-weight-asian="normal" style:font-size-complex="12pt" style:font-weight-complex="normal"/>
    </style:style>
    <style:style style:name="T31" style:family="text">
      <style:text-properties fo:color="#000000"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32" style:family="text">
      <style:text-properties fo:color="#000000" style:font-name="Liberation Serif" fo:font-size="12pt" style:text-underline-style="none" fo:font-weight="normal" officeooo:rsid="007fe834" fo:background-color="transparent" loext:char-shading-value="0" style:font-size-asian="12pt" style:font-weight-asian="normal" style:font-size-complex="12pt" style:font-weight-complex="normal"/>
    </style:style>
    <style:style style:name="T33" style:family="text">
      <style:text-properties fo:color="#000000" style:font-name="Liberation Serif" officeooo:rsid="007fe834" fo:background-color="transparent" loext:char-shading-value="0" style:font-size-asian="12pt"/>
    </style:style>
    <style:style style:name="T34" style:family="text">
      <style:text-properties fo:color="#000000" style:font-name="Liberation Serif" officeooo:rsid="008058b1" fo:background-color="transparent" loext:char-shading-value="0" style:font-size-asian="12pt"/>
    </style:style>
    <style:style style:name="T35" style:family="text">
      <style:text-properties fo:color="#000000" style:font-name="Liberation Serif" fo:background-color="transparent" loext:char-shading-value="0"/>
    </style:style>
    <style:style style:name="T36" style:family="text">
      <style:text-properties fo:color="#000000" style:font-name="Liberation Serif" officeooo:rsid="007fe834" fo:background-color="transparent" loext:char-shading-value="0"/>
    </style:style>
    <style:style style:name="T37" style:family="text">
      <style:text-properties officeooo:rsid="0079011b"/>
    </style:style>
    <style:style style:name="T38" style:family="text">
      <style:text-properties officeooo:rsid="007e5735"/>
    </style:style>
    <style:style style:name="T39" style:family="text">
      <style:text-properties officeooo:rsid="007fe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cja</text:p>
      <text:p text:style-name="P15">Autorzy:</text:p>
      <text:p text:style-name="P2">Artur Wyrozębski</text:p>
      <text:p text:style-name="P3">Mateusz Szczep<text:span text:style-name="T7">kowski</text:span></text:p>
      <text:p text:style-name="P2"/>
      <text:p text:style-name="P15">Problem:</text:p>
      <text:p text:style-name="P2">Nauczycielka w przedszkolu chce rozdać ciastka dzieciom w swojej grupie. Dzieci siedzą w linii obok siebie (i nie zmieniają tych pozycji). Każde dziecko ma przypisaną ocenę s<text:span text:style-name="T1">i</text:span> , i∈(1,2,...,n), zgodnie z wynikiem testu umiejętności. Nauczycielka chce dać każdemu dziecku co najmniej jedno ciastko. Jeśli dzieci siedzą obok siebie, dziecko z wyższą oceną musi dostać więcej ciastek niż to z niższą oceną. Nauczycielka ma ograniczony budżet, więc chce rozdać jak najmniej ciastek. </text:p>
      <text:p text:style-name="P2">Należy zaimplementować algorytm bazujący na algorytmie ewolucyjnym, który zwróci najmniejszą liczbę ciastek, które musi rozdać nauczycielka.</text:p>
      <text:p text:style-name="P2"/>
      <text:p text:style-name="P16">Informacje ogólne:</text:p>
      <text:p text:style-name="P13">Zastosowany został algorytm (μ+λ). <text:span text:style-name="T19">Wartość domyślna </text:span>μ <text:span text:style-name="T19">to 200. Wartość domyślna λ to 150. </text:span></text:p>
      <text:p text:style-name="P14">Kod jest napisany w języku Python 3. Jedynymi zastosowanymi pakietami są random, math oraz cProfile. Wykorzystano cProfile do testowania czasu działania programu.</text:p>
      <text:p text:style-name="P2"/>
      <text:p text:style-name="P17">Tworzenie populacji początkowej:</text:p>
      <text:p text:style-name="P30">Populację początkową tworzy się poprzez <text:span text:style-name="T20">losowe tworzenie osobników.</text:span></text:p>
      <text:p text:style-name="P31">Przedział wartości z którego są <text:span text:style-name="T21">losowo pobierane</text:span> liczby ciastek dla poszczególnych dzieci w danym osobniku jest ściśle określony, <text:span text:style-name="T22">gdzie minimum to zawsze 1, natomiast maksimum to albo liczba dzieci, albo liczba unikalnych ocen, zależnie od tego która z tych wartości jest mniejsza.</text:span></text:p>
      <text:p text:style-name="P2"/>
      <text:p text:style-name="P15">Funkcja przystosowania:</text:p>
      <text:p text:style-name="P4">Jest to funkcja, która zwraca wartość będącą sumą liczby ciastek danego osobnika oraz kar związanych z brakiem jego poprawności.</text:p>
      <text:p text:style-name="P5">Kary są przyznawane, gdy dziecko na danej pozycji ma więcej punktów niż dziecko po swojej lewej lub prawej stronie, ale otrzyma mniej albo tyle samo ciastek niż któryś z sąsiadów <text:span text:style-name="T4">mający mniej punktów</text:span>.</text:p>
      <text:p text:style-name="P5">Wartość kary to różnica <text:span text:style-name="T2">ilości </text:span>ciastek <text:span text:style-name="T2">pary dzieci, którym błędnie przydzielono ciastka jak w poprzednio określonych przypadkach, </text:span>oraz <text:span text:style-name="T2">dodatkowo </text:span>stała liczba w postaci dwóch ciastek.</text:p>
      <text:p text:style-name="P6">Czasami zachodzi potrzeba propagacji tejże kary na inne dzieci. Należy tak postąpić, gdy <text:span text:style-name="T3">dziecko, które ma mniejszą liczbę ciastek niż powinno mieć w danej parze dzieci, ma po swojej drugiej stronie osoby, których oceny tworzą rosnący ciąg liczb. Wynika to z tego, że jak poprawi się liczbę ciastek na określonej pozycji, to ta poprawa może wpłynąć na ilość ciastek sąsiadów, którzy mają większą ich liczbę.</text:span></text:p>
      <text:p text:style-name="P7">Największym problemem jest sytuacja, gdzie dzieci będące obok siebie mają tę samą ocenę. </text:p>
      <text:p text:style-name="P7">Jeżeli będzie przyznawana kara do funkcji przystosowania za jakąkolwiek różnicę w ilości ciastek w tym przypadku, to może się zdarzyć, że liczba ciastek ciągu dzieci mających tę samą ocenę nigdy się nie zmieni i zawsze <text:span text:style-name="T5">będzie</text:span> <text:span text:style-name="T6">liczbą wysoką, bo funkcja przystosowania bardziej karze niż nagradza za jakąkolwiek zmianę w tym wypadku.</text:span></text:p>
      <text:p text:style-name="P8">Rozwiązaniem tego <text:span text:style-name="T7">problemu jest określanie kary tylko między dziećmi o różnej ocenie, to znaczy jeżeli po prawej stronie od danego dziecka jest osoba, która ma tę samą ocenę, to sprawdza się kolejne dziecko po jego prawej stronie czy ma inną ocenę. Jeżeli ma znowu tę samą, to sprawdza się kolejne, aż dojdzie się do dziecka o innej ocenie. Względem niego określa się kary. Analogicznie jest po lewej stronie od danego dziecka.</text:span></text:p>
      <text:p text:style-name="P9">Napisany algorytm funkcji przystosowania ma złożoność liniową względem liczby dzieci. <text:span text:style-name="T8">Do obliczania wartości kary</text:span> <text:span text:style-name="T8">stosowane są dwa indeksy – lewostronny i prawostronny. </text:span></text:p>
      <text:p text:style-name="P11">Indeksy te określają pary, między którymi należy sprawdzić poprawność.</text:p>
      <text:p text:style-name="P9"><text:soft-page-break/><text:span text:style-name="T8">Algorytm funkcji przystosowania kończy się, gdy prawostronny indeks dojdzie do końca tablicy ciastek danego osobnika.</text:span></text:p>
      <text:p text:style-name="P10">Indeks prawostronny jest przesuwany tylko w prawo <text:span text:style-name="T9">zawsze o jedną pozycję</text:span>, tak samo jak lewostronny. <text:span text:style-name="T10">Są różne warunki przesuwania tych indeksów, które znajdują się w kodzie programu.</text:span></text:p>
      <text:p text:style-name="P12">Idea sprawdzania poprawności par <text:span text:style-name="T11">w kodzie</text:span> jest taka sama jak poprzednio opisano.</text:p>
      <text:p text:style-name="P2"/>
      <text:p text:style-name="P15">Selekcja rodziców:</text:p>
      <text:p text:style-name="P18">Została zastosowana selekcja <text:span text:style-name="T24">turniejowa, która okazała się lepsza, niż metoda ruletki oraz metoda rankingowa po przeprowadzonych badaniach.</text:span></text:p>
      <text:p text:style-name="P19">Wartości funkcji przystosowania nie różnią się wiele, więc <text:span text:style-name="T13">szanse wyboru osobników w metodzie koła ruletki są do siebie zbliżone. <text:s/></text:span></text:p>
      <text:p text:style-name="P20">Selekcja rankingowa jest znacznie bardziej złożona obliczeniowo niż poprzednie dwie metody ze względu na potrzebę sortowania, <text:span text:style-name="T26">przez co znacznie spowalnia algorytm ewolucyjny.</text:span></text:p>
      <text:p text:style-name="P33">Wielkość zbioru <text:span text:style-name="T27">do </text:span>selekcji turniejowej wynosi <text:span text:style-name="T28">30</text:span>/100 wielkości populacji.</text:p>
      <text:p text:style-name="P34">Mniejsza wartość sprawia, że jako rodzice częściej wybierani są osobnicy o gorszej funkcji przystosowania, natomiast większa – spowalnia algorytm <text:span text:style-name="T29">oraz częściej wybierani są osobnicy o lepszej funkcji przystosowania, co powoduje szybszą stagnację algorytmu.</text:span></text:p>
      <text:p text:style-name="P34"/>
      <text:p text:style-name="P39">Wpływ poszczególnych selekcji:</text:p>
      <text:p text:style-name="P35"><text:span text:style-name="T38">Czas wykonania</text:span>, <text:span text:style-name="T38">średnia wartość funkcji przystosowania najlepszego rozwiązania:</text:span></text:p>
      <text:p text:style-name="P42">[4, 8, 8, 8, 9, 10, 7, 6, 6, 6, 6, 2, 3, 4, 10, 10, 3, 10, 10, 5, 4, 3, 3, 3, 3, 3, 2] (27 osobników)</text:p>
      <text:p text:style-name="P41"><text:span text:style-name="T30">Wielkość populacji: 200 <text:s/>Ilość potomków: 150 <text:s/>Liczba generacji: 100</text:span></text:p>
      <text:p text:style-name="P38"><text:span text:style-name="T31">Selekcja turniejowa z wielkością zbioru 5/100: </text:span><text:span text:style-name="T34">2,193</text:span><text:span text:style-name="T33"> sekund, 88</text:span></text:p>
      <text:p text:style-name="P41"><text:span text:style-name="T30">Selekcja turniejowa z wielkością zbioru 30/100: 3,105 sekund, </text:span><text:span text:style-name="T32">70</text:span></text:p>
      <text:p text:style-name="P42">Selekcja turniejowa z wielkością zbioru 50/100: 3,980 sekund, <text:span text:style-name="T39">72</text:span></text:p>
      <text:p text:style-name="P42">Selekcja rankingowa: 35,115 sekund, <text:span text:style-name="T39">145</text:span></text:p>
      <text:p text:style-name="P40"><text:span text:style-name="T35">Metoda koła ruletki: 33 sekundy, </text:span><text:span text:style-name="T36">163</text:span><text:span text:style-name="T35"> (</text:span><text:span text:style-name="T36">wysoki czas </text:span><text:span text:style-name="T35">ze względu na potrzebę sumowania odwrotności wszystkich wartości funkcji przystosowania danej populacji) </text:span></text:p>
      <text:p text:style-name="P20"/>
      <text:p text:style-name="P15">Krzyżowanie:</text:p>
      <text:p text:style-name="P22">Wybrano krzyżowanie wielopunktowe. </text:p>
      <text:p text:style-name="P22">Pozwala ono na przekazywanie ciągów ciastek osobników rodziców, przez co następuje minimalizacja kar <text:span text:style-name="T15">funkcji przystosowania</text:span>.</text:p>
      <text:p text:style-name="P23">Przy każdym krzyżowaniu powstaje dwoje dzieci, <text:span text:style-name="T14">gdzie najpierw do pierwszego osobnika przekazywany jest ciąg pierwszego rodzica, potem drugi ciąg drugiego rodzica, natomiast do drugiego osobnika przekazywany jest najpierw pierwszy ciąg drugiego rodzica, potem drugi ciąg z pierwszego rodzica i tak dalej, na zmianę. Ciągi są określone w tych samych pozycjach dla pierwszego rodzica co dla drugiego.</text:span></text:p>
      <text:p text:style-name="P24">Średnia długość ciągu to 4 wartości.</text:p>
      <text:p text:style-name="P21"/>
      <text:p text:style-name="P15">Mutacja:</text:p>
      <text:p text:style-name="P25">Jest 20% szansy, że dany osobnik potomny będzie podlegał mutacji.</text:p>
      <text:p text:style-name="P27">Najpierw należy określić liczbę pozycji gdzie następuje mutacja, która wynosi 1/30 długości problemu. Liczba ta jest następnie zaokrąglana w górę do wartości całkowitej.</text:p>
      <text:p text:style-name="P28">Następnie określa się <text:span text:style-name="T18">losowo indeksy tych pozycji.</text:span></text:p>
      <text:p text:style-name="P26">Mutacja polega na z<text:span text:style-name="T17">mianie</text:span> <text:span text:style-name="T17">poprzednio określonych</text:span> pozycji osobnika na <text:span text:style-name="T17">losowe wartości ciastek z określonego przedziału.</text:span></text:p>
      <text:p text:style-name="P32">Przedział ten jest taki sam jak przy tworzeniu populacji początkowej.</text:p>
      <text:p text:style-name="P32"/>
      <text:p text:style-name="P15"><text:span text:style-name="T16">Tworzenie</text:span> <text:span text:style-name="T23">następnej </text:span>populacji:</text:p>
      <text:p text:style-name="P29">Łączy się zbiór dzieci oraz dotychczasowej populacji i następną populację tworzą osobniki najlepiej przystosowane, czyli o najmniejszej wartości funkcji przystosowa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2T10:50:22.209247539</meta:creation-date>
    <meta:generator>LibreOffice/6.3.3.2.0$Linux_X86_64 LibreOffice_project/efd344762d9d19af2cac84c1651e18355008a6ed</meta:generator>
    <dc:date>2019-12-02T16:18:54.605497310</dc:date>
    <meta:editing-duration>PT5H6M8S</meta:editing-duration>
    <meta:editing-cycles>106</meta:editing-cycles>
    <meta:document-statistic meta:table-count="0" meta:image-count="0" meta:object-count="0" meta:page-count="2" meta:paragraph-count="54" meta:word-count="920" meta:character-count="6470" meta:non-whitespace-character-count="5592"/>
  </office:meta>
</office:document-meta>
</file>